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2225152" text:id="ct822251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5824816" text:id="ct758248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065488" text:id="ct760654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065680" text:id="ct760656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5454800" text:id="ct854548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2258208" text:id="ct822582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2225152"/><text:change-start text:change-id="ct75824816"/>Adopt<text:change-end text:change-id="ct75824816"/>ed<text:change-start text:change-id="ct76065488"/> as a <text:change-end text:change-id="ct76065488"/>NMRA <text:change-start text:change-id="ct76065680"/>Standard<text:change-end text:change-id="ct7606568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5454800"/><text:change-start text:change-id="ct82258208"/>Version History<text:change-end text:change-id="ct822582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57.13810034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1:57.035811163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2" meta:non-whitespace-character-count="384"/>
  </office:meta>
</office:document-meta>
</file>